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323cm" style:rel-column-width="1317*"/>
    </style:style>
    <style:style style:name="Tabelle1.B" style:family="table-column">
      <style:table-column-properties style:column-width="9.01cm" style:rel-column-width="5108*"/>
    </style:style>
    <style:style style:name="Tabelle1.C" style:family="table-column">
      <style:table-column-properties style:column-width="5.667cm" style:rel-column-width="3213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.C17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3"/>
    <style:style style:name="P2" style:family="paragraph" style:parent-style-name="Standard" style:list-style-name="L5"/>
    <style:style style:name="P3" style:family="paragraph" style:parent-style-name="Standard" style:list-style-name="L6"/>
    <style:style style:name="P4" style:family="paragraph" style:parent-style-name="Standard" style:list-style-name="L6">
      <style:paragraph-properties fo:break-before="page"/>
    </style:style>
    <style:style style:name="P5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uppenabsrpache – Bomberman 17.01.2017 </text:p>
      <text:p text:style-name="Standard">Mitschriften</text:p>
      <text:p text:style-name="Standard"/>
      <text:p text:style-name="Standard">Senden: </text:p>
      <text:list xml:id="list2201085740151645581" text:style-name="L3">
        <text:list-item>
          <text:p text:style-name="P1">JSON → Liste von Veränderungen</text:p>
          <text:list>
            <text:list-item>
              <text:p text:style-name="P1">alle Objekte haben ID und Position</text:p>
            </text:list-item>
            <text:list-item>
              <text:p text:style-name="P1">Bomberman werden separat übermittelt (2 Matrizen: eine Bomberman und eine Spielfeld)</text:p>
            </text:list-item>
            <text:list-item>
              <text:p text:style-name="P1">Client und Server haben Matrix die aktualisiert wird</text:p>
            </text:list-item>
          </text:list>
        </text:list-item>
      </text:list>
      <text:p text:style-name="Standard">Time: Masterclock(Ticks) 20/s??<text:line-break/>Ports </text:p>
      <text:list xml:id="list725458001829652274" text:style-name="L5">
        <text:list-item>
          <text:p text:style-name="P2">Spielserver -&gt;schicken Port an Verwaltungsserver</text:p>
        </text:list-item>
        <text:list-item>
          <text:p text:style-name="P2">Verwaltungsserver: 51963</text:p>
        </text:list-item>
      </text:list>
      <text:p text:style-name="Standard">Spielfeldgröße: Quadratisch, ungerade, außen feste Mauern-&gt; zählen nicht mit. <text:s/>7x7 bis 21x21</text:p>
      <text:p text:style-name="Standard"/>
      <text:p text:style-name="Standard">Spieltimer: 2-10 Minuten</text:p>
      <text:p text:style-name="Standard">Rüstungsdauer 5-10 Sekunden</text:p>
      <text:p text:style-name="Standard">Bomben: </text:p>
      <text:list xml:id="list1641340487762713956" text:style-name="L6">
        <text:list-item>
          <text:p text:style-name="P3">Explosionszeit 2-5 Sekunden, </text:p>
        </text:list-item>
        <text:list-item>
          <text:p text:style-name="P3">jedes Explosionsfeld wird einzeln übertragen </text:p>
        </text:list-item>
        <text:list-item>
          <text:p text:style-name="P3">Bomben haben 3 Explosionszustände</text:p>
        </text:list-item>
        <text:list-item>
          <text:p text:style-name="P4"/>
        </text:list-item>
      </text:list>
      <text:p text:style-name="Standard"/>
      <text:p text:style-name="Standard">Matrix ID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>Kategorie</text:p>
          </table:table-cell>
          <table:table-cell table:style-name="Tabelle1.A1" office:value-type="string">
            <text:p text:style-name="Table_20_Contents">Name</text:p>
          </table:table-cell>
          <table:table-cell table:style-name="Tabelle1.C1" office:value-type="string">
            <text:p text:style-name="Table_20_Contents">ID</text:p>
          </table:table-cell>
        </table:table-row>
        <table:table-row>
          <table:table-cell table:style-name="Tabelle1.A2" office:value-type="string">
            <text:p text:style-name="Table_20_Contents">Spielfeld </text:p>
          </table:table-cell>
          <table:table-cell table:style-name="Tabelle1.A2" office:value-type="string">
            <text:p text:style-name="Table_20_Contents">Freies Feld</text:p>
          </table:table-cell>
          <table:table-cell table:style-name="Tabelle1.C2" office:value-type="float" office:value="0">
            <text:p text:style-name="Table_20_Contents">0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Zerstörbare Mauer</text:p>
          </table:table-cell>
          <table:table-cell table:style-name="Tabelle1.C2" office:value-type="float" office:value="2">
            <text:p text:style-name="Table_20_Contents">2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Feste Mauer</text:p>
          </table:table-cell>
          <table:table-cell table:style-name="Tabelle1.C2" office:value-type="float" office:value="1">
            <text:p text:style-name="Table_20_Contents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Spieler 1</text:p>
          </table:table-cell>
          <table:table-cell table:style-name="Tabelle1.C2" office:value-type="float" office:value="51">
            <text:p text:style-name="Table_20_Contents">5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Spieler 2</text:p>
          </table:table-cell>
          <table:table-cell table:style-name="Tabelle1.C2" office:value-type="float" office:value="52">
            <text:p text:style-name="Table_20_Contents">52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Spieler 3</text:p>
          </table:table-cell>
          <table:table-cell table:style-name="Tabelle1.C2" office:value-type="float" office:value="53">
            <text:p text:style-name="Table_20_Contents">53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Spieler 4</text:p>
          </table:table-cell>
          <table:table-cell table:style-name="Tabelle1.C2" office:value-type="float" office:value="54">
            <text:p text:style-name="Table_20_Contents">54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Spieler 1 mit Rüstung</text:p>
          </table:table-cell>
          <table:table-cell table:style-name="Tabelle1.C2" office:value-type="float" office:value="55">
            <text:p text:style-name="Table_20_Contents">55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Spieler 2 mit Rüstung</text:p>
          </table:table-cell>
          <table:table-cell table:style-name="Tabelle1.C2" office:value-type="float" office:value="56">
            <text:p text:style-name="Table_20_Contents">56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Spieler 3 mit Rüstung </text:p>
          </table:table-cell>
          <table:table-cell table:style-name="Tabelle1.C2" office:value-type="float" office:value="57">
            <text:p text:style-name="Table_20_Contents">57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Spieler 4 mit Rüstung</text:p>
          </table:table-cell>
          <table:table-cell table:style-name="Tabelle1.C2" office:value-type="float" office:value="58">
            <text:p text:style-name="Table_20_Contents">58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Explosion </text:p>
          </table:table-cell>
          <table:table-cell table:style-name="Tabelle1.C2" office:value-type="float" office:value="3">
            <text:p text:style-name="Table_20_Contents">3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Power-UP Bombenradius</text:p>
          </table:table-cell>
          <table:table-cell table:style-name="Tabelle1.C2" office:value-type="float" office:value="21">
            <text:p text:style-name="Table_20_Contents">2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Power-UP extra Bombe</text:p>
          </table:table-cell>
          <table:table-cell table:style-name="Tabelle1.C2" office:value-type="float" office:value="22">
            <text:p text:style-name="Table_20_Contents">22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Power-UP Rüstung</text:p>
          </table:table-cell>
          <table:table-cell table:style-name="Tabelle1.C2" office:value-type="float" office:value="23">
            <text:p text:style-name="Table_20_Contents">23</text:p>
          </table:table-cell>
        </table:table-row>
        <table:table-row>
          <table:table-cell table:style-name="Tabelle1.A2" office:value-type="string">
            <text:p text:style-name="Table_20_Contents">Bomben</text:p>
          </table:table-cell>
          <table:table-cell table:style-name="Tabelle1.A2" office:value-type="string">
            <text:p text:style-name="Table_20_Contents"/>
          </table:table-cell>
          <table:table-cell table:style-name="Tabelle1.C17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Player 1 Zustand 1</text:p>
          </table:table-cell>
          <table:table-cell table:style-name="Tabelle1.C2" office:value-type="float" office:value="61">
            <text:p text:style-name="Table_20_Contents">6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Player 1 Zustand 2</text:p>
          </table:table-cell>
          <table:table-cell table:style-name="Tabelle1.C2" office:value-type="float" office:value="62">
            <text:p text:style-name="Table_20_Contents">62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Player 1 Zustand 3</text:p>
          </table:table-cell>
          <table:table-cell table:style-name="Tabelle1.C2" office:value-type="float" office:value="63">
            <text:p text:style-name="Table_20_Contents">63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Player 2 Zustand 1</text:p>
          </table:table-cell>
          <table:table-cell table:style-name="Tabelle1.C2" office:value-type="float" office:value="71">
            <text:p text:style-name="Table_20_Contents">7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Player 2 Zustand 2</text:p>
          </table:table-cell>
          <table:table-cell table:style-name="Tabelle1.C2" office:value-type="float" office:value="72">
            <text:p text:style-name="Table_20_Contents">72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Player 2 Zustand 3</text:p>
          </table:table-cell>
          <table:table-cell table:style-name="Tabelle1.C2" office:value-type="float" office:value="73">
            <text:p text:style-name="Table_20_Contents">73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Player 3 Zustand 1</text:p>
          </table:table-cell>
          <table:table-cell table:style-name="Tabelle1.C2" office:value-type="float" office:value="81">
            <text:p text:style-name="Table_20_Contents">8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Player 3 Zustand 2</text:p>
          </table:table-cell>
          <table:table-cell table:style-name="Tabelle1.C2" office:value-type="float" office:value="82">
            <text:p text:style-name="Table_20_Contents">82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Player 3 Zustand 3</text:p>
          </table:table-cell>
          <table:table-cell table:style-name="Tabelle1.C2" office:value-type="float" office:value="83">
            <text:p text:style-name="Table_20_Contents">83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Player 4 Zustand 1</text:p>
          </table:table-cell>
          <table:table-cell table:style-name="Tabelle1.C2" office:value-type="float" office:value="91">
            <text:p text:style-name="Table_20_Contents">9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Player 4 Zustand 2</text:p>
          </table:table-cell>
          <table:table-cell table:style-name="Tabelle1.C2" office:value-type="float" office:value="92">
            <text:p text:style-name="Table_20_Contents">92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Player 4 Zustand 3</text:p>
          </table:table-cell>
          <table:table-cell table:style-name="Tabelle1.C2" office:value-type="float" office:value="93">
            <text:p text:style-name="Table_20_Contents">93</text:p>
          </table:table-cell>
        </table:table-row>
      </table:table>
      <text:p text:style-name="Standard"/>
      <text:p text:style-name="Standard">Login: Zulässige Zeichen A-Z, a-z, 0-9</text:p>
      <text:p text:style-name="Standard">bei schon verwendeten Namen wird eine zusätzliche Zahl von 1-9 angefüg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Hofmann</meta:initial-creator>
    <meta:creation-date>2017-01-17T18:30:10.02</meta:creation-date>
    <dc:date>2017-01-17T19:16:30.85</dc:date>
    <dc:creator>Danny Hofmann</dc:creator>
    <meta:editing-duration>PT28M39S</meta:editing-duration>
    <meta:editing-cycles>2</meta:editing-cycles>
    <meta:generator>OpenOffice.org/3.4.1$Win32 OpenOffice.org_project/341m1$Build-9593</meta:generator>
    <meta:document-statistic meta:table-count="1" meta:image-count="0" meta:object-count="0" meta:page-count="2" meta:paragraph-count="79" meta:word-count="222" meta:character-count="1278"/>
  </office:meta>
</office:document-meta>
</file>